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2d0319"/>
    </style:style>
    <style:style style:name="P73" style:family="paragraph" style:parent-style-name="Standard">
      <style:text-properties officeooo:paragraph-rsid="1032d175"/>
    </style:style>
    <style:style style:name="P74" style:family="paragraph" style:parent-style-name="Footnote">
      <style:text-properties officeooo:paragraph-rsid="104e894e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6" style:family="paragraph" style:parent-style-name="Footnote">
      <style:text-properties officeooo:paragraph-rsid="1075f396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108f7f78"/>
    </style:style>
    <style:style style:name="P80" style:family="paragraph" style:parent-style-name="Standard">
      <style:text-properties officeooo:paragraph-rsid="1092a4ef"/>
    </style:style>
    <style:style style:name="P81" style:family="paragraph" style:parent-style-name="Standard">
      <style:text-properties officeooo:paragraph-rsid="109bd2ec"/>
    </style:style>
    <style:style style:name="P82" style:family="paragraph" style:parent-style-name="Standard">
      <style:text-properties officeooo:paragraph-rsid="0c819a59"/>
    </style:style>
    <style:style style:name="P83" style:family="paragraph" style:parent-style-name="Standard">
      <style:text-properties officeooo:paragraph-rsid="0c8364eb"/>
    </style:style>
    <style:style style:name="P84" style:family="paragraph" style:parent-style-name="Standard">
      <style:text-properties officeooo:paragraph-rsid="0ddfbc49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72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fo:language="en" fo:country="GB" officeooo:rsid="10555e93" style:font-size-asian="12pt" style:font-size-complex="12pt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1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1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1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20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21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language="en" fo:country="GB" officeooo:rsid="1052c7f3"/>
    </style:style>
    <style:style style:name="T253" style:family="text">
      <style:text-properties fo:language="en" fo:country="GB" officeooo:rsid="105c8aaa"/>
    </style:style>
    <style:style style:name="T25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officeooo:rsid="0f981b1c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8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83" style:family="text">
      <style:text-properties fo:font-variant="normal" fo:text-transform="none" fo:color="#000000" loext:opacity="87%" fo:letter-spacing="normal" fo:font-style="normal" officeooo:rsid="106260b1"/>
    </style:style>
    <style:style style:name="T28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officeooo:rsid="105f1264"/>
    </style:style>
    <style:style style:name="T286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5"><text:span text:style-name="T138">Checklist for installing </text:span><text:span text:style-name="T138"><text:user-field-get text:name="Distro">Rocky Linux</text:user-field-get></text:span><text:span text:style-name="T138"><text:s/></text:span><text:span text:style-name="T139"><text:user-field-get text:name="Version">9.x</text:user-field-get></text:span><text:span text:style-name="T140"><text:note text:id="ftn1" text:note-class="footnote"><text:note-citation>1</text:note-citation><text:note-body><text:p text:style-name="P76"><text:span text:style-name="T258">This </text:span><text:span text:style-name="T262"><text:user-field-get text:name="Distro">Rocky Linux</text:user-field-get></text:span><text:span text:style-name="T259"><text:s/></text:span><text:span text:style-name="T263"><text:user-field-get text:name="Version">9.x</text:user-field-get></text:span><text:span text:style-name="T263"><text:s/>Desktop/</text:span><text:span text:style-name="T264">Workstation</text:span><text:span text:style-name="T258"> (codename </text:span><text:span text:style-name="T265">BlueOnyx</text:span><text:span text:style-name="T258">) is supported until </text:span><text:span text:style-name="T260">May</text:span><text:span text:style-name="T258"> </text:span><text:span text:style-name="T261">31</text:span><text:span text:style-name="T272">st</text:span><text:span text:style-name="T261">, </text:span><text:span text:style-name="T258">20</text:span><text:span text:style-name="T261">32</text:span><text:span text:style-name="T258">.</text:span></text:p></text:note-body></text:note></text:span><text:span text:style-name="T141"><text:s/></text:span><text:span text:style-name="T143">Desktop/</text:span><text:span text:style-name="T144">Workstation</text:span><text:span text:style-name="T142">.</text:span></text:p>
      <text:p text:style-name="P28"><text:span text:style-name="Strong_20_Emphasis"><text:span text:style-name="T84"/></text:span></text:p>
      <text:p text:style-name="P29"><text:span text:style-name="Strong_20_Emphasis"><text:span text:style-name="T135"/></text:span></text:p>
      <text:p text:style-name="P77">Fill in the text box after &lt;...&gt;</text:p>
      <text:p text:style-name="P16"><text:span text:style-name="T254">&lt;user&gt;</text:span><text:span text:style-name="T235"><text:tab/><text:tab/></text:span><text:span text:style-name="T242"> <text:tab/><text:tab/><text:tab/> </text:span><text:span text:style-name="T236"><draw:control text:anchor-type="as-char" svg:y="-0.4cm" draw:z-index="4" draw:name="Gebruiker" draw:style-name="gr2" draw:text-style-name="P91" svg:width="6.002cm" svg:height="0.5cm" draw:control="control3"><svg:title>Gebruiker</svg:title><svg:desc>Volledige naam, bijv. Jan Stek</svg:desc></draw:control></text:span><text:span text:style-name="T236"><text:tab/></text:span><text:span text:style-name="T240">e.g.</text:span><text:span text:style-name="T243"> </text:span><text:span text:style-name="T248">J</text:span><text:span text:style-name="T249">ohn Doe</text:span></text:p>
      <text:p text:style-name="P81"><text:span text:style-name="T12">&lt;</text:span><text:span text:style-name="T246">user</text:span><text:span text:style-name="T7">na</text:span><text:span text:style-name="T10">me</text:span><text:span text:style-name="T12">&gt;</text:span><text:span text:style-name="T244"><text:tab/><text:tab/><text:tab/> </text:span><text:span text:style-name="T244"><draw:control text:anchor-type="as-char" svg:y="-0.4cm" draw:z-index="10" draw:name="Gberuikersnaam 2" draw:style-name="gr2" draw:text-style-name="P91" svg:width="6.002cm" svg:height="0.5cm" draw:control="control9"><svg:title>Gebruikersnaam</svg:title><svg:desc>Korte naam, bijv. jan</svg:desc></draw:control></text:span><text:span text:style-name="T244"><text:tab/></text:span><text:span text:style-name="T245">e.g.</text:span><text:span text:style-name="T4"> </text:span><text:span text:style-name="T156">j</text:span><text:span text:style-name="T157">oh</text:span><text:span text:style-name="T156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47"><text:tab/> </text:span><text:span text:style-name="T7"><draw:control text:anchor-type="as-char" svg:y="-0.4cm" draw:z-index="5" draw:name="Computernaam" draw:style-name="gr2" draw:text-style-name="P91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27"> </text:span><text:span text:style-name="T234">pc02</text:span></text:p>
      <text:p text:style-name="P17"><text:span text:style-name="T254">&lt;</text:span><text:span text:style-name="T225">user</text:span><text:span text:style-name="T254">&gt;</text:span><text:span text:style-name="T231"><text:tab/><text:tab/></text:span><text:span text:style-name="T242"> <text:tab/><text:tab/><text:tab/> </text:span><text:span text:style-name="T236"><draw:control text:anchor-type="as-char" svg:y="-0.4cm" draw:z-index="8" draw:name="Gebruiker 1" draw:style-name="gr2" draw:text-style-name="P91" svg:width="6.002cm" svg:height="0.5cm" draw:control="control7"><svg:title>Gebruiker</svg:title><svg:desc>Volledige naam, bijv. Jan Stek</svg:desc></draw:control></text:span><text:span text:style-name="T236"><text:tab/></text:span><text:span text:style-name="T240">i.e.</text:span><text:span text:style-name="T237"> </text:span><text:span text:style-name="T238">additional </text:span><text:span text:style-name="T239">user</text:span><text:span text:style-name="T241">s</text:span></text:p>
      <text:p text:style-name="P81"><text:span text:style-name="T254">&lt;</text:span><text:span text:style-name="T225">user</text:span><text:span text:style-name="T226">n</text:span><text:span text:style-name="T223">a</text:span><text:span text:style-name="T224">me</text:span><text:span text:style-name="T254">&gt;</text:span><text:span text:style-name="T222"><text:tab/><text:tab/><text:tab/> </text:span><text:span text:style-name="T244"><draw:control text:anchor-type="as-char" svg:y="-0.4cm" draw:z-index="9" draw:name="Gberuikersnaam 1" draw:style-name="gr2" draw:text-style-name="P91" svg:width="6.002cm" svg:height="0.5cm" draw:control="control8"><svg:title>Gebruikersnaam</svg:title><svg:desc>Korte naam, bijv. jan</svg:desc></draw:control></text:span><text:span text:style-name="T244"><text:tab/></text:span><text:span text:style-name="T232">i.</text:span><text:span text:style-name="T233">e.</text:span><text:span text:style-name="T232"> </text:span><text:span text:style-name="T228">additional </text:span><text:span text:style-name="T229">user</text:span><text:span text:style-name="T230">s</text:span></text:p>
      <text:p text:style-name="P78"><text:span text:style-name="T286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80">Not yet on Linux?</text:span></text:span><text:span text:style-name="T148"><text:tab/></text:span><text:span text:style-name="T153">Use</text:span><text:span text:style-name="T149"> </text:span><text:span text:style-name="Strong_20_Emphasis"><text:span text:style-name="T154">Checklist </text:span></text:span><text:span text:style-name="Strong_20_Emphasis"><text:span text:style-name="T155">transfer</text:span></text:span><text:span text:style-name="T149"> o</text:span><text:span text:style-name="T152">n</text:span><text:span text:style-name="T14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0"> </text:span><text:span text:style-name="T152">u</text:span><text:span text:style-name="T150">nder </text:span><text:span text:style-name="Strong_20_Emphasis"><text:span text:style-name="T181">Linux</text:span></text:span><text:span text:style-name="T151">.</text:span></text:p>
      <text:p text:style-name="P47"><text:span text:style-name="Strong_20_Emphasis"><text:span text:style-name="T171">New installation?</text:span></text:span><text:span text:style-name="T168"><text:tab/><text:tab/></text:span><text:span text:style-name="T170">Start at chapter</text:span><text:span text:style-name="T168"> </text:span><text:span text:style-name="Strong_20_Emphasis"><text:span text:style-name="T171"><text:bookmark-ref text:reference-format="page" text:ref-name="__RefNumPara__4009_1271708128">2</text:bookmark-ref></text:span></text:span><text:span text:style-name="Strong_20_Emphasis"><text:span text:style-name="T171"><text:s text:c="2"/></text:span></text:span><text:span text:style-name="Strong_20_Emphasis"><text:span text:style-name="T172"><text:bookmark-ref text:reference-format="text" text:ref-name="__RefNumPara__4009_1271708128">Perform installation</text:bookmark-ref></text:span></text:span><text:span text:style-name="T169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7" draw:name="Vorm3_0" draw:style-name="gr1" draw:text-style-name="P9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2" draw:name="Vorm3_ 1" draw:style-name="gr1" draw:text-style-name="P9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55">&lt;user&gt;</text:span><text:span text:style-name="T5"><text:note text:id="ftn2" text:note-class="footnote"><text:note-citation>2</text:note-citation><text:note-body><text:p text:style-name="P58"><text:span text:style-name="T91">Login any additional </text:span><text:span text:style-name="T96">user</text:span><text:span text:style-name="T97">s</text:span><text:span text:style-name="T98"> </text:span><text:span text:style-name="T91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2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5" draw:name="Vorm 4" draw:style-name="gr1" draw:text-style-name="P9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50">P</text:span><text:span text:style-name="T33">ress the </text:span><text:span text:style-name="T136">Super</text:span><text:span text:style-name="T31"> </text:span><text:span text:style-name="T45">key</text:span><text:span text:style-name="T26"><text:note text:id="ftn3" text:note-class="footnote"><text:note-citation>3</text:note-citation><text:note-body><text:p text:style-name="P13">The <text:span text:style-name="T167"><text:s/></text:span><text:span text:style-name="T18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0">t</text:span></text:span><text:span text:style-name="User_20_Entry"><text:span text:style-name="T109">erm</text:span></text:span><text:span text:style-name="T38"> </text:span><text:span text:style-name="T46">and click the </text:span><text:span text:style-name="Strong_20_Emphasis"><text:span text:style-name="T123">Terminal</text:span></text:span><text:span text:style-name="T46"> ico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9"><text:span text:style-name="User_20_Entry"><text:span text:style-name="T108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9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3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3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6" draw:name="Vorm 6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7" draw:name="Vorm 7" draw:style-name="gr1" draw:text-style-name="P90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62"><text:span text:style-name="T50">P</text:span><text:span text:style-name="T34">ress the</text:span><text:span text:style-name="T35"> </text:span><text:span text:style-name="T121">Super</text:span><text:span text:style-name="T34"> key, type </text:span><text:span text:style-name="User_20_Entry"><text:span text:style-name="T111">m</text:span></text:span><text:span text:style-name="User_20_Entry"><text:span text:style-name="T109">enu</text:span></text:span><text:span text:style-name="T34"> and click the 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24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0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58">Boot the computer from</text:span><text:span text:style-name="T163"><text:note text:id="ftn4" text:note-class="footnote"><text:note-citation>1</text:note-citation><text:note-body><text:p text:style-name="P14"><text:span text:style-name="T99">Boot menu/Setup via one of the </text:span><text:span text:style-name="T100">f</text:span><text:span text:style-name="T99">requently used keys: </text:span><text:span text:style-name="T137">Esc</text:span><text:span text:style-name="T101">, </text:span><text:span text:style-name="T137">Delete</text:span><text:span text:style-name="T101">, </text:span><text:span text:style-name="T137">F1</text:span><text:span text:style-name="T101">, </text:span><text:span text:style-name="T137">F2</text:span><text:span text:style-name="T101">, </text:span><text:span text:style-name="T137">F9</text:span><text:span text:style-name="T101">, </text:span><text:span text:style-name="T137">F10</text:span><text:span text:style-name="T101">, </text:span><text:span text:style-name="T137">F11</text:span><text:span text:style-name="T101">, or </text:span><text:span text:style-name="T137">F12</text:span></text:p></text:note-body></text:note></text:span><text:span text:style-name="T158"> an</text:span><text:span text:style-name="T160"> </text:span><text:span text:style-name="T145"><text:user-field-get text:name="Distro">Rocky Linux</text:user-field-get></text:span><text:span text:style-name="T162"><text:s/></text:span><text:span text:style-name="T146"><text:user-field-get text:name="Version">9.x</text:user-field-get></text:span><text:span text:style-name="T146"><text:s/></text:span><text:span text:style-name="T85">Desktop/</text:span><text:span text:style-name="T86">Workstation</text:span><text:span text:style-name="T85"> </text:span><text:span text:style-name="T83">L</text:span><text:span text:style-name="T81">ive</text:span><text:span text:style-name="T81"><text:note text:id="ftn5" text:note-class="footnote"><text:note-citation>2</text:note-citation><text:note-body><text:p text:style-name="P70"><text:span text:style-name="T21">From a Live USB stick you can boot and work with </text:span><text:span text:style-name="T166"><text:user-field-get text:name="Distro">Rocky Linux</text:user-field-get></text:span><text:span text:style-name="T166"><text:s/></text:span><text:span text:style-name="T21">without modifying any files on the hard drive and also allows installation of </text:span><text:span text:style-name="T166"><text:user-field-get text:name="Distro">Rocky Linux</text:user-field-get></text:span><text:span text:style-name="T166">.</text:span></text:p></text:note-body></text:note></text:span><text:span text:style-name="T158"> USB stick</text:span><text:span text:style-name="T82"><text:note text:id="ftn6" text:note-class="footnote"><text:note-citation>3</text:note-citation><text:note-body><text:p text:style-name="P74"><text:span text:style-name="T92">Create a bootable USB stick:<text:line-break/>Download a CD image file (.iso) from</text:span><text:span text:style-name="T94"> </text:span><text:a xlink:type="simple" xlink:href="https://rockylinux.org/nl/download" text:style-name="Internet_20_link" text:visited-style-name="Visited_20_Internet_20_Link"><text:span text:style-name="T251">rockylinux.org/nl/download</text:span></text:a><text:span text:style-name="T94">, </text:span><text:span text:style-name="T95">under </text:span><text:span text:style-name="Sterk_20_accent_20_voetnoot"><text:span text:style-name="T130">Desktop/Workstation Live Images</text:span></text:span><text:span text:style-name="T95"> click </text:span><text:span text:style-name="Sterk_20_accent_20_voetnoot"><text:span text:style-name="T130">Rocky Linux </text:span></text:span><text:span text:style-name="Sterk_20_accent_20_voetnoot"><text:span text:style-name="T130"><text:user-field-get text:name="Version">9.x</text:user-field-get></text:span></text:span><text:span text:style-name="T95">, and click </text:span><text:span text:style-name="Sterk_20_accent_20_voetnoot"><text:span text:style-name="T130">GNOME</text:span></text:span><text:span text:style-name="T95">.</text:span><text:span text:style-name="Strong_20_Emphasis"><text:span text:style-name="T92"><text:line-break/></text:span></text:span><text:span text:style-name="T93">The next steps are described in </text:span><text:span text:style-name="Sterk_20_accent_20_voetnoot"><text:span text:style-name="T131">Linux informati</text:span></text:span><text:span text:style-name="Sterk_20_accent_20_voetnoot"><text:span text:style-name="T132">on</text:span></text:span><text:span text:style-name="T93">, which can be found at </text:span><text:a xlink:type="simple" xlink:href="https://karelzimmer.nl/en" text:style-name="Internet_20_link" text:visited-style-name="Visited_20_Internet_20_Link"><text:span text:style-name="T250">karelzimmer.nl/en</text:span></text:a><text:span text:style-name="T93">, under </text:span><text:span text:style-name="Sterk_20_accent_20_voetnoot"><text:span text:style-name="T131">Linux</text:span></text:span><text:span text:style-name="T93">.</text:span></text:p></text:note-body></text:note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47">Select</text:span><text:span text:style-name="T61"> </text:span><text:span text:style-name="Strong_20_Emphasis"><text:span text:style-name="T128">Start</text:span></text:span><text:span text:style-name="Strong_20_Emphasis"><text:span text:style-name="T62"> </text:span></text:span><text:span text:style-name="Strong_20_Emphasis"><text:span text:style-name="T126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27"><text:user-field-get text:name="Version">9.x</text:user-field-get></text:span></text:span><text:span text:style-name="T159"><text:s/></text:span><text:span text:style-name="T161">and press the </text:span><text:span text:style-name="T182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0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89">Click</text:span><text:span text:style-name="T88"> </text:span><text:span text:style-name="Strong_20_Emphasis"><text:span text:style-name="T90">Install to Hard Drive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7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0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89">At</text:span><text:span text:style-name="T190"> </text:span><text:span text:style-name="Strong_20_Emphasis"><text:span text:style-name="T189">WELCOME TO ROCKY LINUX </text:span></text:span><text:span text:style-name="Strong_20_Emphasis"><text:span text:style-name="T189"><text:user-field-get text:name="Version">9.x</text:user-field-get></text:span></text:span><text:span text:style-name="T202"><text:s/>select language and click </text:span><text:span text:style-name="Strong_20_Emphasis"><text:span text:style-name="T216">Continue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0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94">U</text:span><text:span text:style-name="T193">nder</text:span><text:span text:style-name="T191"> </text:span><text:span text:style-name="Strong_20_Emphasis"><text:span text:style-name="T217">SYSTEM</text:span></text:span><text:span text:style-name="T191"> </text:span><text:span text:style-name="T194">click</text:span><text:span text:style-name="T195"> </text:span><text:span text:style-name="Strong_20_Emphasis"><text:span text:style-name="T217">Installati</text:span></text:span><text:span text:style-name="Strong_20_Emphasis"><text:span text:style-name="T218">on Destin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85">Check</text:span><text:span text:style-name="T281"> </text:span><text:span text:style-name="T282">the </text:span><text:span text:style-name="Strong_20_Emphasis"><text:span text:style-name="T283">Device Selection</text:span></text:span><text:span text:style-name="T266"> </text:span><text:span text:style-name="T268">and click </text:span><text:span text:style-name="Strong_20_Emphasis"><text:span text:style-name="T267">Done</text:span></text:span><text:span text:style-name="Strong_20_Emphasis"><text:span text:style-name="T26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0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94">U</text:span><text:span text:style-name="T193">nder</text:span><text:span text:style-name="T191"> </text:span><text:span text:style-name="Strong_20_Emphasis"><text:span text:style-name="T217">SYSTEM</text:span></text:span><text:span text:style-name="T191"> </text:span><text:span text:style-name="T194">click</text:span><text:span text:style-name="T195"> </text:span><text:span text:style-name="Strong_20_Emphasis"><text:span text:style-name="T217">Netwerk &amp; </text:span></text:span><text:span text:style-name="Strong_20_Emphasis"><text:span text:style-name="T219">H</text:span></text:span><text:span text:style-name="Strong_20_Emphasis"><text:span text:style-name="T217">ost </text:span></text:span><text:span text:style-name="Strong_20_Emphasis"><text:span text:style-name="T219">N</text:span></text:span><text:span text:style-name="Strong_20_Emphasis"><text:span text:style-name="T217">am</text:span></text:span><text:span text:style-name="Strong_20_Emphasis"><text:span text:style-name="T219">e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96">Enter you</text:span><text:span text:style-name="T197">r</text:span><text:span text:style-name="T198"> </text:span><text:span text:style-name="Strong_20_Emphasis"><text:span text:style-name="T199">Host </text:span></text:span><text:span text:style-name="Strong_20_Emphasis"><text:span text:style-name="T196">N</text:span></text:span><text:span text:style-name="Strong_20_Emphasis"><text:span text:style-name="T199">am</text:span></text:span><text:span text:style-name="Strong_20_Emphasis"><text:span text:style-name="T196">e</text:span></text:span><text:span text:style-name="T8"> &lt;computerna</text:span><text:span text:style-name="T9">me&gt;</text:span><text:span text:style-name="T200"> </text:span><text:span text:style-name="T196">and click </text:span><text:span text:style-name="Strong_20_Emphasis"><text:span text:style-name="T212">Apply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5"><text:span text:style-name="T204">C</text:span><text:span text:style-name="T201">li</text:span><text:span text:style-name="T204">c</text:span><text:span text:style-name="T201">k </text:span><text:span text:style-name="Strong_20_Emphasis"><text:span text:style-name="T211">Done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0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92">U</text:span><text:span text:style-name="T193">nder</text:span><text:span text:style-name="T190"> </text:span><text:span text:style-name="Strong_20_Emphasis"><text:span text:style-name="T193">USER SETTINGS</text:span></text:span><text:span text:style-name="T205"> </text:span><text:span text:style-name="T206">click</text:span><text:span text:style-name="T207"> </text:span><text:span text:style-name="Strong_20_Emphasis"><text:span text:style-name="T220">User </text:span></text:span><text:span text:style-name="Strong_20_Emphasis"><text:span text:style-name="T221">C</text:span></text:span><text:span text:style-name="Strong_20_Emphasis"><text:span text:style-name="T220">reatio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52">Enter your</text:span><text:span text:style-name="T253"> </text:span><text:span text:style-name="Strong_20_Emphasis"><text:span text:style-name="T80">Full name</text:span></text:span><text:span text:style-name="T65"> </text:span><text:span text:style-name="T254">&lt;user&gt;</text:span><text:span text:style-name="T66">, <text:line-break/></text:span><text:span text:style-name="Strong_20_Emphasis"><text:span text:style-name="T80">User name</text:span></text:span><text:span text:style-name="T65"> &lt;</text:span><text:span text:style-name="T6">username&gt;</text:span><text:span text:style-name="T65">,</text:span></text:p>
            <text:p text:style-name="Standard"><text:span text:style-name="T67">check</text:span><text:span text:style-name="T68"> </text:span><text:span text:style-name="Strong_20_Emphasis"><text:span text:style-name="T76">Ma</text:span></text:span><text:span text:style-name="Strong_20_Emphasis"><text:span text:style-name="T77">ke this user administrator</text:span></text:span><text:span text:style-name="T68">,</text:span></text:p>
            <text:p text:style-name="Standard"><text:span text:style-name="T64">enter a </text:span><text:span text:style-name="Strong_20_Emphasis"><text:span text:style-name="T75">password</text:span></text:span><text:span text:style-name="T64"> twice</text:span><text:span text:style-name="T68"> </text:span><text:span text:style-name="T69">and c</text:span><text:span text:style-name="T68">li</text:span><text:span text:style-name="T70">c</text:span><text:span text:style-name="T68">k </text:span><text:span text:style-name="Strong_20_Emphasis"><text:span text:style-name="T78">Done</text:span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0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08">Click</text:span><text:span text:style-name="T209"> </text:span><text:span text:style-name="Strong_20_Emphasis"><text:span text:style-name="T213">Begin </text:span></text:span><text:span text:style-name="Strong_20_Emphasis"><text:span text:style-name="T214">Install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0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08">Click</text:span><text:span text:style-name="T209"> </text:span><text:span text:style-name="Strong_20_Emphasis"><text:span text:style-name="T215">Finish</text:span></text:span><text:span text:style-name="Strong_20_Emphasis"><text:span text:style-name="T213"> </text:span></text:span><text:span text:style-name="Strong_20_Emphasis"><text:span text:style-name="T214">Installation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0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10">Restart the system</text:span><text:span text:style-name="T203">.</text:span></text:p>
          </table:table-cell>
        </table:table-row>
      </table:table>
      <text:p text:style-name="P51"><text:span text:style-name="Strong_20_Emphasis"><text:span text:style-name="T63"/></text:span></text:p>
      <text:list text:continue-numbering="true" text:style-name="L1">
        <text:list-item>
          <text:p text:style-name="P86"><text:span text:style-name="Strong_20_Emphasis"><text:span text:style-name="T79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0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56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0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8" draw:name="Vorm4" draw:style-name="gr1" draw:text-style-name="P9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2"><text:span text:style-name="T51">P</text:span><text:span text:style-name="T33">ress the </text:span><text:span text:style-name="T133">Super</text:span><text:span text:style-name="T31"> </text:span><text:span text:style-name="T45">key</text:span><text:span text:style-name="T31"><text:note text:id="ftn7" text:note-class="footnote"><text:note-citation>1</text:note-citation><text:note-body><text:p text:style-name="P50"><text:span text:style-name="T183">The </text:span><text:span text:style-name="T186"><text:s/></text:span><text:span text:style-name="T187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0">t</text:span></text:span><text:span text:style-name="User_20_Entry"><text:span text:style-name="T109">erm</text:span></text:span><text:span text:style-name="T38"> </text:span><text:span text:style-name="T46">and click the </text:span><text:span text:style-name="Strong_20_Emphasis"><text:span text:style-name="T123">Terminal</text:span></text:span><text:span text:style-name="T46"> ico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2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9"><text:span text:style-name="User_20_Entry"><text:span text:style-name="T10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05">wget karelzimmer.nl/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3"><text:span text:style-name="User_20_Entry"><text:span text:style-name="T105">bash </text:span></text:span><text:span text:style-name="User_20_Entry"><text:span text:style-name="T107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9" draw:name="Vorm 3" draw:style-name="gr1" draw:text-style-name="P90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1"><text:span text:style-name="T52">P</text:span><text:span text:style-name="T42">ress the</text:span><text:span text:style-name="T41"> </text:span><text:span text:style-name="T122">Super</text:span><text:span text:style-name="T42"> key, type </text:span><text:span text:style-name="User_20_Entry"><text:span text:style-name="T114">m</text:span></text:span><text:span text:style-name="User_20_Entry"><text:span text:style-name="T109">enu</text:span></text:span><text:span text:style-name="T42"> and click the 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T4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25">3</text:span></text:span><text:span text:style-name="T71"> </text:span><text:span text:style-name="T72">Finish installatio</text:span><text:span text:style-name="T73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89"><text:span text:style-name="Strong_20_Emphasis"><text:span text:style-name="T20">P</text:span></text:span><text:span text:style-name="Strong_20_Emphasis"><text:span text:style-name="T188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6" draw:name="Vorm40_0" draw:style-name="gr1" draw:text-style-name="P90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11" draw:name="Vorm40_ 1" draw:style-name="gr1" draw:text-style-name="P90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56">&lt;user&gt;</text:span><text:span text:style-name="T43"><text:note text:id="ftn8" text:note-class="footnote"><text:note-citation>1</text:note-citation><text:note-body><text:p text:style-name="P59"><text:span text:style-name="T104">Login any additional </text:span><text:span text:style-name="T103">user</text:span><text:span text:style-name="T102">s </text:span><text:span text:style-name="T104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7"><draw:control text:anchor-type="as-char" draw:z-index="14" draw:name="Vorm4_ 2" draw:style-name="gr1" draw:text-style-name="P90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84">Follow the welcome screens.</text:span><text:span text:style-name="T271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0" draw:name="Vorm 8" draw:style-name="gr1" draw:text-style-name="P90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1" draw:name="Vorm 9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5"><text:span text:style-name="T53">P</text:span><text:span text:style-name="T44">ress the </text:span><text:span text:style-name="T122">Super</text:span><text:span text:style-name="T44"> key</text:span><text:span text:style-name="T26"><text:note text:id="ftn9" text:note-class="footnote"><text:note-citation>2</text:note-citation><text:note-body><text:p text:style-name="P50"><text:span text:style-name="T183">The </text:span><text:span text:style-name="T186"><text:s/></text:span><text:span text:style-name="T187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text:span text:style-name="T44">, type </text:span><text:span text:style-name="User_20_Entry"><text:span text:style-name="T112">m</text:span></text:span><text:span text:style-name="User_20_Entry"><text:span text:style-name="T113">enu</text:span></text:span><text:span text:style-name="T44"> and click on the 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T4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25">4</text:span></text:span><text:span text:style-name="T74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78">End of checklist,</text:span><text:span text:style-name="T179"> </text:span><text:span text:style-name="T174"><text:user-field-get text:name="Distro">Rocky Linux</text:user-field-get></text:span><text:span text:style-name="T177"><text:s/></text:span><text:span text:style-name="T173"><text:user-field-get text:name="Version">9.x</text:user-field-get></text:span><text:span text:style-name="T173"><text:s/></text:span><text:span text:style-name="T175">Desktop/</text:span><text:span text:style-name="T176">Workstation</text:span><text:span text:style-name="T134"> </text:span><text:span text:style-name="T178">installation is complete.</text:span></text:p>
      <text:p text:style-name="P21"/>
      <text:p text:style-name="P19"><text:span text:style-name="T273">Written</text:span><text:span text:style-name="T274"> </text:span><text:span text:style-name="T273">by</text:span><text:span text:style-name="T274"> </text:span><text:a xlink:type="simple" xlink:href="mailto:info@karelzimmer.nl?subject=Checklist%20installation%20Linux" text:style-name="Internet_20_link" text:visited-style-name="Visited_20_Internet_20_Link"><text:span text:style-name="T280">Karel Zimmer</text:span></text:a><text:span text:style-name="T275">.</text:span></text:p>
      <text:p text:style-name="P20"><text:span text:style-name="T278">License </text:span><text:span text:style-name="T276">C</text:span><text:span text:style-name="T277">C0</text:span><text:span text:style-name="T275"> 1.0 </text:span><text:span text:style-name="T27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9"><text:s/></text:span><text:span text:style-name="T27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1-07T08:35:32.021464454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5:31.840047263</dc:date>
    <meta:keyword>Installatie</meta:keyword>
    <meta:keyword>Checklist</meta:keyword>
    <meta:keyword>Linux</meta:keyword>
    <meta:editing-cycles>7003</meta:editing-cycles>
    <meta:editing-duration>P12DT9H11M5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28" meta:character-count="3359" meta:non-whitespace-character-count="2873"/>
    <meta:user-defined meta:name="Info 1"/>
    <meta:user-defined meta:name="Info 2"/>
    <meta:user-defined meta:name="Info 3"/>
    <meta:user-defined meta:name="Info 4"/>
  </office:meta>
</office:document-meta>
</file>